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lthazar" svg:font-family="Balthazar, serif"/>
    <style:font-face style:name="Varela" svg:font-family="Varela, sans-serif"/>
    <style:font-face style:name="trebuchet ms" svg:font-family="'trebuchet m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text-properties style:font-name="Times New Roman" fo:font-size="11pt" fo:font-weight="bold" style:font-size-asian="11pt" style:font-weight-asian="bold" style:font-size-complex="11pt" style:font-weight-complex="bold"/>
    </style:style>
    <style:style style:name="P3" style:family="paragraph" style:parent-style-name="Text_20_body">
      <style:paragraph-properties fo:break-before="page"/>
      <style:text-properties style:font-name="Times New Roman"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bold"/>
    </style:style>
    <style:style style:name="T6" style:family="text">
      <style:text-properties fo:font-variant="normal" fo:text-transform="none" fo:color="#000000" fo:letter-spacing="normal" fo:font-style="normal" fo:font-weight="bold" style:font-weight-asian="bold"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style:font-name="Times New Roman" fo:font-size="11pt" fo:letter-spacing="normal" fo:font-style="normal" fo:font-weight="bold" style:font-size-asian="11pt" style:font-size-complex="11pt"/>
    </style:style>
    <style:style style:name="T9"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0" style:family="text">
      <style:text-properties fo:font-variant="normal" fo:text-transform="none" fo:color="#000000" style:font-name="Times New Roman" fo:font-size="11pt" fo:letter-spacing="normal" fo:font-style="normal" fo:font-weight="normal" style:font-size-asian="11pt" style:font-size-complex="11pt"/>
    </style:style>
    <style:style style:name="T11"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12" style:family="text">
      <style:text-properties fo:font-variant="normal" fo:text-transform="none" fo:color="#000000" style:text-position="super 58%" style:font-name="Times New Roman" fo:font-size="11pt" fo:letter-spacing="normal" fo:font-style="normal" fo:font-weight="normal" style:font-size-asian="11pt" style:font-size-complex="11pt"/>
    </style:style>
    <style:style style:name="T13" style:family="text">
      <style:text-properties fo:font-variant="normal" fo:text-transform="none" fo:color="#003965" style:font-name="Times New Roman" fo:font-size="11pt" fo:letter-spacing="normal" fo:font-style="normal" fo:font-weight="normal" style:font-size-asian="11pt" style:font-size-complex="11pt"/>
    </style:style>
    <style:style style:name="T14"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text:p>
      <text:p text:style-name="P1">Colossal ship, Hell's Queen<text:line-break/><text:span text:style-name="T1">Squares </text:span>3 (30 ft. by 100 ft.)</text:p>
      <text:p text:style-name="P2">Initiative<text:span text:style-name="T3"> +4</text:span></text:p>
      <text:p text:style-name="P1"><text:span text:style-name="T1">Cost</text:span> 41,500 gp, cannons 51,000, cannon shots 6000</text:p>
      <text:p text:style-name="P1"><text:bookmark text:name="TOC-DEFENSE1"/>DEFENSE</text:p>
      <text:p text:style-name="P1"><text:span text:style-name="T1">AC</text:span> base 2, muscle 29, wind or current18, wind and muscle 29</text:p>
      <text:p text:style-name="P1"><text:span text:style-name="T1">Hardness</text:span>10<text:line-break/><text:span text:style-name="T1">hp</text:span> 3,240 (sails 360)<text:line-break/><text:span text:style-name="T1">Base Save </text:span>+6, full save: muscle +19, wind or current +14</text:p>
      <text:p text:style-name="P1"><text:bookmark text:name="TOC-OFFENSE1"/>OFFENSE</text:p>
      <text:p text:style-name="P1"><text:span text:style-name="T1">Maximum Speed</text:span>160 ft. (wind and rowers), 260 ft. (In direction of wind and rowers), 100 ft. (wind), 60 ft (rowers)</text:p>
      <text:p text:style-name="P1"><text:span text:style-name="T1">Acceleration </text:span>30 ft.</text:p>
      <text:p text:style-name="P1"><text:span text:style-name="T2">Ranged: </text:span><text:span text:style-name="T14">30 cannons (6d6)</text:span><text:line-break/><text:span text:style-name="T1">CMB </text:span><text:span text:style-name="T3">base +8, muscle +35, wind +24 </text:span><text:span text:style-name="T1">CMD </text:span><text:span text:style-name="T3">base 18, muscle 45, wind 34</text:span><text:line-break/><text:span text:style-name="T1">Ramming Damage </text:span>10d8</text:p>
      <text:p text:style-name="P1"><text:bookmark text:name="TOC-STATISTICS"/>STATISTICS</text:p>
      <text:p text:style-name="Text_20_body"><text:span text:style-name="T8">Propulsion </text:span><text:span text:style-name="T10">wind or current or rowers<text:line-break/></text:span><text:span text:style-name="T8">Sailing Check </text:span><text:span text:style-name="T11">Diplomacy </text:span><text:span text:style-name="T10">or Intimidate (when using muscle); Profession (sailor) (when using wind or current) </text:span></text:p>
      <text:p text:style-name="Text_20_body"><text:span text:style-name="T10"><text:tab/>+2 from modifications, +1 additional to gain upper hand<text:line-break/></text:span><text:span text:style-name="T8">Control Device </text:span><text:span text:style-name="T10">steering wheel<text:line-break/></text:span><text:span text:style-name="T8">Means of Propulsion </text:span><text:span text:style-name="T10">90 squares of sails (three masts)<text:line-break/></text:span><text:span text:style-name="T8">Crew </text:span><text:span text:style-name="T11">192 (72+100 rowers)</text:span><text:span text:style-name="T10"><text:line-break/></text:span><text:span text:style-name="T8">Decks </text:span><text:span text:style-name="T10">3<text:line-break/></text:span><text:span text:style-name="T8">Cargo/Passengers </text:span><text:span text:style-name="T11">80</text:span><text:span text:style-name="T10"> tons/200 passengers<text:line-break/></text:span><text:span text:style-name="T8">Weapons </text:span><text:span text:style-name="T10"><text:s/>Two banks of ten cannons, one to port and one to starboard. In addition, two cannons in the forecastle and sterncastle of the ship. These siege engines can be swiveled to fire out the sides of the ship or either forward or aft, depending on their position. Two banks of five cannons on the first belowdeck to the port and starboard, totaling to 34 cannons.</text:span></text:p>
      <text:p text:style-name="P1">CREW</text:p>
      <text:p text:style-name="Text_20_body"><text:span text:style-name="T8">Captain</text:span><text:span text:style-name="T10">: Jeffers, LE male grey elf bard 8 dread pirate 4<text:line-break/></text:span><text:span text:style-name="T8">Other Crew</text:span><text:span text:style-name="T10"><text:line-break/>First Mate </text:span></text:p>
      <text:p text:style-name="Text_20_body"><text:span text:style-name="T10">72 Raiders (barbarian 6)<text:line-break/></text:span></text:p>
      <text:p text:style-name="P1"><text:bookmark text:name="TOC-EQUIPMENT1"/>EQUIPMENT</text:p>
      <text:p text:style-name="P1"><text:span text:style-name="T5">Armaments </text:span><text:span text:style-name="T7">34 cannons (port and starboard, fore and sterncastle) with 600 cannon balls, 30 alchemist’s fire canisters<text:line-break/></text:span><text:span text:style-name="T5">Modifications </text:span><text:span text:style-name="T7">Broad Rudder, 10 Concealed Weapon Ports, Extended Keel, Figurehead, Magically Treated Hull, Ram<text:line-break/></text:span><text:span text:style-name="T5">Cargo </text:span><text:span text:style-name="T7">: </text:span></text:p>
      <text:p text:style-name="Text_20_body"><text:span text:style-name="T9"/></text:p>
      <text:p text:style-name="Text_20_body"><text:span text:style-name="T9"/></text:p>
      <text:p text:style-name="Text_20_body"><text:soft-page-break/><text:span text:style-name="T9">Concealed Weapon Ports:</text:span><text:span text:style-name="T10"> The ship's belowdecks area undergoes major reconstruction in order to house Large direct-fire siege engines, such as light ballistae or cannons, if they are in use in the campaign. A concealed weapon port can only be recognized on a successful DC 15 </text:span><text:a xlink:type="simple" xlink:href="http://www.d20pfsrd.com/skills/perception" text:style-name="Internet_20_link" text:visited-style-name="Visited_20_Internet_20_Link"><text:span text:style-name="T13">Perception</text:span></text:a><text:span text:style-name="T10"> check. Each concealed port reduces a ship's cargo capacity by 5 tons, in addition to the space required by the weapon itself. </text:span></text:p>
      <text:p text:style-name="P1"><text:span text:style-name="T6">Extended Keel:</text:span><text:span text:style-name="T7"> The ship's measurements from bow to stern are 10% longer than normal, though cargo capacity is not appreciably affected. The ship is more stable, and grants a +1 bonus on all sailing checks. This improvement must be installed at the time of the ship's construction and cannot be added later. </text:span></text:p>
      <text:p text:style-name="Text_20_body"><text:span text:style-name="T9">Magically Treated Hull</text:span><text:span text:style-name="T10">: The ship's hull is magically treated, doubling the ship's </text:span><text:a xlink:type="simple" xlink:href="http://www.d20pfsrd.com/gamemastering/combat#TOC-Hit-Points" text:style-name="Internet_20_link" text:visited-style-name="Visited_20_Internet_20_Link"><text:span text:style-name="T13">hit points</text:span></text:a><text:span text:style-name="T10"> and </text:span><text:a xlink:type="simple" xlink:href="http://www.d20pfsrd.com/equipment---final/damaging-objects#TOC-Hardness" text:style-name="Internet_20_link" text:visited-style-name="Visited_20_Internet_20_Link"><text:span text:style-name="T13">hardness</text:span></text:a><text:span text:style-name="T10">. </text:span></text:p>
      <text:p text:style-name="P1"><text:span text:style-name="T6">Ram:</text:span><text:span text:style-name="T7"> A ship equipped with a ram deals an additional 2d8 points of damage with a ramming maneuver, and ignores the damage for the first square it enters of a solid object, and all damage from ramming creatures or other objects (such as other ships). </text:span></text:p>
      <text:p text:style-name="P1"><text:span text:style-name="T6">Silk Sails:</text:span><text:span text:style-name="T7"> A ship with silk sails gains a +1 bonus on opposed sailing checks to gain the upper hand. The ship's tactical speed in ship-to-ship combat is not affected, but its waterborne speed is increased by 10%. </text:span></text:p>
      <text:p text:style-name="P1"><text:span text:style-name="T6">Cannons:</text:span><text:span text:style-name="T7"> Firing a cannon requires a series of full-round actions. It takes four full-round actions to clean and load a cannon, and a further two full-round actions to prepare the ammunition to be loaded. These actions can all be performed concurrently if a cannon has a large enough crew. A cannon is difficult to aim, so anyone firing a cannon takes a -4 penalty to hit. Unlike a catapult, the recoil from a cannon moves it to such a degree that it must be re-aimed every time it is fired. A single cannon load costs 10 gp.</text:span></text:p>
      <text:p text:style-name="P1"/>
      <text:p text:style-name="P3">Example Sailing Ship</text:p>
      <text:p text:style-name="P1"><text:bookmark text:name="TOC-DESCRIPTION2"/>DESCRIPTION</text:p>
      <text:p text:style-name="P1">Pirate brig (sailing ship)</text:p>
      <text:p text:style-name="P1">Colossal ship<text:line-break/><text:span text:style-name="T1">Squares</text:span> 3 (30 ft. by 100 ft.); <text:span text:style-name="T1">Cost</text:span> 14,500 gp<text:line-break/><text:span text:style-name="T1">Init</text:span> +8</text:p>
      <text:p text:style-name="P1"><text:bookmark text:name="TOC-DEFENSE2"/>DEFENSE</text:p>
      <text:p text:style-name="P1"><text:span text:style-name="T1">AC</text:span> 16; <text:span text:style-name="T1">Hardness</text:span> 5<text:line-break/><text:span text:style-name="T1">hp</text:span> 1,620 (sails 240)<text:line-break/><text:span text:style-name="T1">Base Save</text:span> +13</text:p>
      <text:p text:style-name="P1"><text:bookmark text:name="TOC-OFFENSE2"/>OFFENSE</text:p>
      <text:p text:style-name="P1"><text:span text:style-name="T5">Maximum Speed</text:span><text:span text:style-name="T4"> </text:span><text:span text:style-name="T7">90 ft. (wind); </text:span><text:span text:style-name="T5">Acceleration</text:span><text:span text:style-name="T4"> </text:span><text:span text:style-name="T7">30 ft.</text:span><text:line-break/><text:span text:style-name="T5">Ranged</text:span><text:span text:style-name="T4"> </text:span><text:span text:style-name="T7">6 light ballistae +10 (3d8), 4 light catapults +15 (4d6)</text:span><text:line-break/><text:span text:style-name="T5">CMB</text:span><text:span text:style-name="T4"> </text:span><text:span text:style-name="T7">+22; </text:span><text:span text:style-name="T5">CMD</text:span><text:span text:style-name="T4"> </text:span><text:span text:style-name="T7">32</text:span><text:line-break/><text:span text:style-name="T5">Ramming Damage</text:span><text:span text:style-name="T4"> </text:span><text:span text:style-name="T7">10d8</text:span></text:p>
      <text:p text:style-name="P1"><text:bookmark text:name="TOC-STATISTICS1"/>STATISTICS</text:p>
      <text:p text:style-name="Text_20_body"><text:span text:style-name="T8">Propulsion</text:span><text:span text:style-name="T10"> wind or current<text:line-break/></text:span><text:span text:style-name="T8">Sailing Check</text:span><text:span text:style-name="T10"> </text:span><text:a xlink:type="simple" xlink:href="http://www.d20pfsrd.com/skills/profession" text:style-name="Internet_20_link" text:visited-style-name="Visited_20_Internet_20_Link"><text:span text:style-name="T13">Profession</text:span></text:a><text:span text:style-name="T10"> (sailor)<text:line-break/></text:span><text:span text:style-name="T8">Control Device</text:span><text:span text:style-name="T10"> steering wheel<text:line-break/></text:span><text:span text:style-name="T8">Means of Propulsion</text:span><text:span text:style-name="T10"> 60 squares of sails (two masts)<text:line-break/></text:span><text:span text:style-name="T8">Decks</text:span><text:span text:style-name="T10"> 3<text:line-break/></text:span><text:span text:style-name="T8">Cargo/Passengers</text:span><text:span text:style-name="T10"> 150 tons/120 passengers</text:span></text:p>
      <text:p text:style-name="P1"><text:bookmark text:name="TOC-CREW"/>CREW</text:p>
      <text:p text:style-name="Text_20_body"><text:span text:style-name="T8">Captain</text:span><text:span text:style-name="T10">: NE female </text:span><text:a xlink:type="simple" xlink:href="http://www.d20pfsrd.com/races/core-races/human" text:style-name="Internet_20_link" text:visited-style-name="Visited_20_Internet_20_Link"><text:span text:style-name="T13">human</text:span></text:a><text:span text:style-name="T10"> </text:span><text:a xlink:type="simple" xlink:href="http://www.d20pfsrd.com/classes/core-classes/rogue" text:style-name="Internet_20_link" text:visited-style-name="Visited_20_Internet_20_Link"><text:span text:style-name="T13">rogue</text:span></text:a><text:span text:style-name="T10"> [</text:span><text:a xlink:type="simple" xlink:href="http://www.d20pfsrd.com/classes/core-classes/rogue/archetypes/paizo---rogue-archetypes/pirate" text:style-name="Internet_20_link" text:visited-style-name="Visited_20_Internet_20_Link"><text:span text:style-name="T13">pirate</text:span></text:a><text:span text:style-name="T10">] 5/</text:span><text:a xlink:type="simple" xlink:href="http://www.d20pfsrd.com/classes/prestige-classes/other-paizo/c-d/deep-sea-pirate" text:style-name="Internet_20_link" text:visited-style-name="Visited_20_Internet_20_Link"><text:span text:style-name="T13">deep sea pirate</text:span></text:a><text:span text:style-name="T10"> 6<text:line-break/></text:span><text:span text:style-name="T8">Other Crew</text:span><text:span text:style-name="T10"> CN female </text:span><text:a xlink:type="simple" xlink:href="http://www.d20pfsrd.com/races/core-races/dwarf" text:style-name="Internet_20_link" text:visited-style-name="Visited_20_Internet_20_Link"><text:span text:style-name="T13">dwarf</text:span></text:a><text:span text:style-name="T10"> </text:span><text:a xlink:type="simple" xlink:href="http://www.d20pfsrd.com/classes/core-classes/bard" text:style-name="Internet_20_link" text:visited-style-name="Visited_20_Internet_20_Link"><text:span text:style-name="T13">bard</text:span></text:a><text:span text:style-name="T10"> [</text:span><text:a xlink:type="simple" xlink:href="http://www.d20pfsrd.com/classes/core-classes/bard/archetypes/paizo---bard-archetypes/sea-singer" text:style-name="Internet_20_link" text:visited-style-name="Visited_20_Internet_20_Link"><text:span text:style-name="T13">sea singer</text:span></text:a><text:span text:style-name="T10">] 5<text:line-break/>First Mate CN male </text:span><text:a xlink:type="simple" xlink:href="http://www.d20pfsrd.com/races/core-races/human" text:style-name="Internet_20_link" text:visited-style-name="Visited_20_Internet_20_Link"><text:span text:style-name="T13">human</text:span></text:a><text:span text:style-name="T10"> </text:span><text:a xlink:type="simple" xlink:href="http://www.d20pfsrd.com/classes/core-classes/sorcerer" text:style-name="Internet_20_link" text:visited-style-name="Visited_20_Internet_20_Link"><text:span text:style-name="T13">sorcerer</text:span></text:a><text:span text:style-name="T10"> 8<text:line-break/>CN male </text:span><text:a xlink:type="simple" xlink:href="http://www.d20pfsrd.com/races/core-races/human" text:style-name="Internet_20_link" text:visited-style-name="Visited_20_Internet_20_Link"><text:span text:style-name="T13">human</text:span></text:a><text:span text:style-name="T10"> </text:span><text:a xlink:type="simple" xlink:href="http://www.d20pfsrd.com/classes/core-classes/rogue" text:style-name="Internet_20_link" text:visited-style-name="Visited_20_Internet_20_Link"><text:span text:style-name="T13">rogue</text:span></text:a><text:span text:style-name="T10"> 2<text:line-break/>NE female </text:span><text:a xlink:type="simple" xlink:href="http://www.d20pfsrd.com/races/core-races/half-orc" text:style-name="Internet_20_link" text:visited-style-name="Visited_20_Internet_20_Link"><text:span text:style-name="T13">half-orc</text:span></text:a><text:span text:style-name="T10"> </text:span><text:a xlink:type="simple" xlink:href="http://www.d20pfsrd.com/classes/core-classes/barbarian" text:style-name="Internet_20_link" text:visited-style-name="Visited_20_Internet_20_Link"><text:span text:style-name="T13">barbarian</text:span></text:a><text:span text:style-name="T10"> 6<text:line-break/>N male </text:span><text:a xlink:type="simple" xlink:href="http://www.d20pfsrd.com/races/core-races/human" text:style-name="Internet_20_link" text:visited-style-name="Visited_20_Internet_20_Link"><text:span text:style-name="T13">human</text:span></text:a><text:span text:style-name="T10"> </text:span><text:a xlink:type="simple" xlink:href="http://www.d20pfsrd.com/classes/core-classes/rogue" text:style-name="Internet_20_link" text:visited-style-name="Visited_20_Internet_20_Link"><text:span text:style-name="T13">rogue</text:span></text:a><text:span text:style-name="T10"> [</text:span><text:a xlink:type="simple" xlink:href="http://www.d20pfsrd.com/classes/core-classes/rogue/archetypes/paizo---rogue-archetypes/knife-master" text:style-name="Internet_20_link" text:visited-style-name="Visited_20_Internet_20_Link"><text:span text:style-name="T13">knife master</text:span></text:a><text:span text:style-name="T10">] 6<text:line-break/>45 pirate cutthroats (CE </text:span><text:a xlink:type="simple" xlink:href="http://www.d20pfsrd.com/races/core-races/human" text:style-name="Internet_20_link" text:visited-style-name="Visited_20_Internet_20_Link"><text:span text:style-name="T13">human</text:span></text:a><text:span text:style-name="T10"> </text:span><text:a xlink:type="simple" xlink:href="http://www.d20pfsrd.com/classes/core-classes/fighter" text:style-name="Internet_20_link" text:visited-style-name="Visited_20_Internet_20_Link"><text:span text:style-name="T13">fighter</text:span></text:a><text:span text:style-name="T10"> 6)</text:span></text:p>
      <text:p text:style-name="P1"><text:bookmark text:name="TOC-EQUIPMENT"/>EQUIPMENT</text:p>
      <text:p text:style-name="P1"><text:span text:style-name="T1">Armaments</text:span> 6 cannon (port and starboard) with 200 cannon balls; 4 cannon (fore and aft) with 50 cannon balls and 10 alchemist’s fire canisters<text:line-break/><text:span text:style-name="T1">Modifications</text:span> ram, rapid-deploy sails, silk sails, 2 smuggling compartments<text:line-break/><text:span text:style-name="T1">Cargo</text:span> 4 points of plund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lthazar" svg:font-family="Balthazar, serif"/>
    <style:font-face style:name="Varela" svg:font-family="Varela, sans-serif"/>
    <style:font-face style:name="trebuchet ms" svg:font-family="'trebuchet m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4:56:00.61</meta:creation-date>
    <dc:date>2016-01-06T21:27:01.07</dc:date>
    <dc:creator>Nolan Roth</dc:creator>
    <meta:editing-duration>P1DT44M12S</meta:editing-duration>
    <meta:editing-cycles>8</meta:editing-cycles>
    <meta:generator>OpenOffice/4.1.1$Win32 OpenOffice.org_project/411m6$Build-9775</meta:generator>
    <meta:document-statistic meta:table-count="0" meta:image-count="0" meta:object-count="0" meta:page-count="3" meta:paragraph-count="39" meta:word-count="765" meta:character-count="4499"/>
  </office:meta>
</office:document-meta>
</file>